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Monaco" svg:font-family="Monaco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Arial" fo:font-size="12.0pt" fo:color="#000000"/>
    </style:style>
    <style:style style:name="P2" style:family="paragraph" style:parent-style-name="Standard">
      <style:paragraph-properties fo:margin-bottom="0.0833in"/>
      <style:text-properties style:font-name="Times New Roman" fo:font-size="12.0pt" fo:color="#000000"/>
    </style:style>
    <style:style style:name="P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000000"/>
    </style:style>
    <style:style style:name="P5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Monaco" fo:font-size="11.0pt" fo:color="#2a00ff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 fo:color="#008000"/>
    </style:style>
    <style:style style:name="P7" style:family="paragraph" style:parent-style-name="Standard">
      <style:paragraph-properties fo:margin-bottom="0.0833in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 New Roman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2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Implementation</text:span></text:p>
      <text:p text:style-name="P2">Bayeux Server</text:p>
      <text:p text:style-name="P2"><text:s text:c="2"/>- Url-Encoded Bayeux-Messages</text:p>
      <text:p text:style-name="P2"><text:s text:c="2"/>- Server API</text:p>
      <text:p text:style-name="P2">Body über Proxy</text:p>
      <text:p text:style-name="P2">Java-Script regressions tests</text:p>
      <text:p text:style-name="P2">Java-Script statische Code analyse</text:p>
      <text:p text:style-name="P2">Buildsystem</text:p>
      <text:p text:style-name="P2">- Alle Tests anzeigen und laufen lassen.</text:p>
      <text:p text:style-name="P2">- Alles Exes bauen</text:p>
      <text:p text:style-name="P2">- Coverage Analyse laufen lassen</text:p>
      <text:p text:style-name="P2">Comet-Server</text:p>
      <text:list text:style-name="L1">
        <text:list-item>
          <text:p text:style-name="P3">C++ Language Bindings</text:p>
          <text:list>
            <text:list-item>
              <text:p text:style-name="P4">Stress tests fur unterschiedliche Anwendungscenarien</text:p>
            </text:list-item>
          </text:list>
        </text:list-item>
        <text:list-item>
          <text:p text:style-name="P3">Löschen unbeobachteter Knoten</text:p>
        </text:list-item>
        <text:list-item>
          <text:p text:style-name="P3">Statistik für </text:p>
        </text:list-item>
        <text:list-item>
          <text:p text:style-name="P3">Dokumentation fur C++ Language Bindings</text:p>
        </text:list-item>
        <text:list-item>
          <text:p text:style-name="P5"><text:span text:style-name="T2">body_decoder kann nurd "</text:span>Content-Length" encoded bodies decodieren</text:p>
        </text:list-item>
      </text:list>
      <text:p text:style-name="P2"><text:s/>http://www.wikipedia.org/search-redirect.php?search=url+encoding&amp;language=de&amp;go=++→++&amp;go=Go</text:p>
      <text:p text:style-name="P2">Comet-Client</text:p>
      <text:list text:style-name="L2">
        <text:list-item>
          <text:p text:style-name="P3">Interface</text:p>
        </text:list-item>
        <text:list-item>
          <text:p text:style-name="P3">Cache</text:p>
        </text:list-item>
      </text:list>
      <text:p text:style-name="P2">Routing</text:p>
      <text:p text:style-name="P2">Server Configuration</text:p>
      <text:p text:style-name="P2">Logging</text:p>
      <text:list text:style-name="L1">
        <text:list-item>
          <text:p text:style-name="P3">Daten für Fehleranalyse (kein Debugging)</text:p>
          <text:list>
            <text:list-item>
              <text:p text:style-name="P4">Fehlermeldung</text:p>
            </text:list-item>
            <text:list-item>
              <text:p text:style-name="P4">Kontext</text:p>
            </text:list-item>
          </text:list>
        </text:list-item>
        <text:list-item>
          <text:p text:style-name="P3">Daten für Performanzeanalyse</text:p>
          <text:list>
            <text:list-item>
              <text:p text:style-name="P4">requests</text:p>
            </text:list-item>
            <text:list-item>
              <text:p text:style-name="P4">responses</text:p>
            </text:list-item>
            <text:list-item>
              <text:p text:style-name="P4">Verbindungsaufbau/abbruch</text:p>
            </text:list-item>
            <text:list-item>
              <text:p text:style-name="P4">Zeiten</text:p>
            </text:list-item>
          </text:list>
        </text:list-item>
        <text:list-item>
          <text:p text:style-name="P3">Auffindbarkeit</text:p>
          <text:list>
            <text:list-item>
              <text:p text:style-name="P4">datum</text:p>
            </text:list-item>
            <text:list-item>
              <text:p text:style-name="P4">Uhrzeit</text:p>
            </text:list-item>
            <text:list-item>
              <text:p text:style-name="P4">IP-Addressen</text:p>
            </text:list-item>
          </text:list>
        </text:list-item>
      </text:list>
      <text:list text:style-name="L2">
        <text:list-item>
          <text:p text:style-name="P3">Files</text:p>
        </text:list-item>
        <text:list-item>
          <text:p text:style-name="P3">binary-log</text:p>
        </text:list-item>
        <text:list-item>
          <text:p text:style-name="P3">Trafic</text:p>
        </text:list-item>
      </text:list>
      <text:p text:style-name="P2">Request Header Parsen</text:p>
      <text:list text:style-name="L1">
        <text:list-item>
          <text:p text:style-name="P3">Fehlerhafte header</text:p>
          <text:list>
            <text:list-item>
              <text:p text:style-name="P4">Verify request uri</text:p>
            </text:list-item>
          </text:list>
        </text:list-item>
      </text:list>
      <text:p text:style-name="P2">Proxy-Connector</text:p>
      <text:list text:style-name="L2">
        <text:list-item>
          <text:p text:style-name="P3">Stress-Test</text:p>
        </text:list-item>
      </text:list>
      <text:p text:style-name="P2">Error Response</text:p>
      <text:list text:style-name="L2">
        <text:list-item>
          <text:p text:style-name="P6">HTTP Version (505 HTTP Version Not Supported) for major versions != 1</text:p>
        </text:list-item>
        <text:list-item>
          <text:p text:style-name="P6"/>
        </text:list-item>
      </text:list>
      <text:p text:style-name="P2">File Response implementation</text:p>
      <text:p text:style-name="P2">Ipv6</text:p>
      <text:p text:style-name="P1"><text:span text:style-name="T1">Bugs</text:span></text:p>
      <text:p text:style-name="P2">json::string::operator==/&lt; berücksichtigen encoding und escaping nicht</text:p>
      <text:p text:style-name="P2">Es fehlen Tests, die belegen, dass bei Communiation über Proxy, Timeouts mit dem Client anständig gehandhabt werden.</text:p>
      <text:p text:style-name="P2">Fehlermeldung bei HEAD request enthält wohl einen body.</text:p>
      <text:p text:style-name="P2">Wenn eine Request einen chunked body enthält, so kann es vorkommen, dass der Proxy über das Ende des bodies Teile des nächsten requests ließt (Request_body noch nicht implementiert).</text:p>
      <text:p text:style-name="P2"/>
      <text:p text:style-name="P2">Verbesserungen</text:p>
      <text:p text:style-name="P2">Puffer-Konzept für Lesen von Request und Body</text:p>
      <text:p text:style-name="P7">JSON Parser kann nicht mit utf8 != ascii um</text:p>
      <text:p text:style-name="P7">json::delta() arbeite ohne Heuristik</text:p>
      <text:p text:style-name="P7"/>
      <text:p text:style-name="P7"/>
      <text:p text:style-name="P7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